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2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7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51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390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3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6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9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68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1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5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6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9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1" draw:name="Title 1" svg:x="1.66667in" svg:y="0.77799in" svg:width="10in" svg:height="1.72762in" presentation:class="title" presentation:placeholder="false">
          <draw:text-box>
            <text:p text:style-name="a360" text:class-names="" text:cond-style-name=""><text:span text:style-name="a357" text:class-names="">Stock Market Analysis<text:line-break/></text:span><text:span text:style-name="a358" text:class-names="">Project<text:s text:c="1"/></text:span><text:span text:style-name="a359" text:class-names="">plan</text:span></text:p>
          </draw:text-box>
          <svg:title/>
          <svg:desc/>
        </draw:frame>
        <draw:frame draw:id="id64" presentation:style-name="a375" draw:name="Subtitle 2" svg:x="1.66667in" svg:y="3.17978in" svg:width="10in" svg:height="2.57022in" presentation:class="subtitle" presentation:placeholder="false">
          <draw:text-box>
            <text:p text:style-name="a363" text:class-names="" text:cond-style-name=""><text:span text:style-name="a362" text:class-names="">Requirements gathering</text:span></text:p>
            <text:p text:style-name="a365" text:class-names="" text:cond-style-name=""><text:span text:style-name="a364" text:class-names="">Design Phase</text:span></text:p>
            <text:p text:style-name="a368" text:class-names="" text:cond-style-name=""><text:span text:style-name="a366" text:class-names="">Development</text:span><text:span text:style-name="a367" text:class-names=""/></text:p>
            <text:p text:style-name="a370" text:class-names="" text:cond-style-name=""><text:span text:style-name="a369" text:class-names="">Deployment</text:span></text:p>
            <text:p text:style-name="a374" text:class-names="" text:cond-style-name=""><text:span text:style-name="a371" text:class-names="">Technologie</text:span><text:span text:style-name="a372" text:class-names="">s</text:span><text:span text:style-name="a373" text:class-names=""/></text:p>
          </draw:text-box>
          <svg:title/>
          <svg:desc/>
        </draw:frame>
      </draw:page>
      <draw:page draw:name="Slide2" draw:style-name="a376" draw:master-page-name="Master1-Layout2-obj-Title-and-Content" presentation:presentation-page-layout-name="Master1-PPL2" draw:id="Slide-257">
        <draw:frame draw:id="id65" presentation:style-name="a382" draw:name="Title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77" text:class-names="">Requirements<text:s text:c="1"/></text:span><text:span text:style-name="a378" text:class-names="">G</text:span><text:span text:style-name="a379" text:class-names="">athering</text:span><text:span text:style-name="a380" text:class-names=""/></text:p>
          </draw:text-box>
          <svg:title/>
          <svg:desc/>
        </draw:frame>
        <draw:frame draw:id="id66" presentation:style-name="a406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Define the specific features and functionalities of the website, including:</text:span></text:p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Real-time stock data retrieva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Calculation of technical indicators (e.g., RSI)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Investment insights and recommendations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Profit maximization strategies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Alerting mechanisms for investors</text:span></text:p>
                  </text:list-item>
                </text:list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<text:s text:c="1"/></text:span><text:span text:style-name="a402" text:class-names="">Identify<text:s text:c="1"/></text:span><text:span text:style-name="a403" text:class-names="">target audience and user personas.</text:span></text:p>
              </text:list-item>
            </text:list>
          </draw:text-box>
          <svg:title/>
          <svg:desc/>
        </draw:frame>
      </draw:page>
      <draw:page draw:name="Slide3" draw:style-name="a407" draw:master-page-name="Master1-Layout2-obj-Title-and-Content" presentation:presentation-page-layout-name="Master1-PPL2" draw:id="Slide-258">
        <draw:frame draw:id="id67" presentation:style-name="a413" draw:name="Titl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08" text:class-names="">Design<text:s text:c="1"/></text:span><text:span text:style-name="a409" text:class-names="">P</text:span><text:span text:style-name="a410" text:class-names="">hase</text:span><text:span text:style-name="a411" text:class-names=""/></text:p>
          </draw:text-box>
          <svg:title/>
          <svg:desc/>
        </draw:frame>
        <draw:frame draw:id="id68" presentation:style-name="a426" draw:name="Content Placeholder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Design the user interface (UI) for the website, focusing on ease of use and accessibility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Create wireframes and mockups to visualize the layout and flow of the website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Define the architecture and data model for storing stock data and user preferences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</draw:page>
      <draw:page draw:name="Slide4" draw:style-name="a427" draw:master-page-name="Master1-Layout2-obj-Title-and-Content" presentation:presentation-page-layout-name="Master1-PPL2" draw:id="Slide-259">
        <draw:frame draw:id="id69" presentation:style-name="a430" draw:name="Title 1" svg:x="0.91667in" svg:y="0.46067in" svg:width="11.5in" svg:height="1.57303in" presentation:class="title" presentation:placeholder="false">
          <draw:text-box>
            <text:p text:style-name="a429" text:class-names="" text:cond-style-name=""><text:span text:style-name="a428" text:class-names="">Development</text:span></text:p>
          </draw:text-box>
          <svg:title/>
          <svg:desc/>
        </draw:frame>
        <draw:frame draw:id="id70" presentation:style-name="a462" draw:name="Content Placeholder 2" svg:x="0.91667in" svg:y="1.77528in" svg:width="11.5in" svg:height="4.97993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Frontend<text:s text:c="1"/></text:span><text:span text:style-name="a435" text:class-names="">Development:</text:span></text:p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Use HTML, CSS, and JavaScript for building the client-side interface.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Utilize a frontend framework like React.js or Vue.js for building interactive components.</text:span></text:p>
                  </text:list-item>
                </text:list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Backend Development:</text:span></text:p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Choose a backend language/framework such as Node.js, Python (with Django or Flask), or Ruby on Rails.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Develop APIs for retrieving real-time stock data from financial data providers (e.g., Alpha Vantage, Yahoo Finance).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Implement algorithms for calculating technical indicators like RSI.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evelop logic for generating investment insights and recommendations based on collected data.</text:span></text:p>
                  </text:list-item>
                </text:list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7" draw:style-name="a463" draw:master-page-name="Master1-Layout2-obj-Title-and-Content" presentation:presentation-page-layout-name="Master1-PPL2" draw:id="Slide-262">
        <draw:frame draw:id="id71" presentation:style-name="a494" draw:name="Content Placeholder 2" svg:x="0.91667in" svg:y="1.03371in" svg:width="11.5in" svg:height="5.7215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Database:</text:span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lect a suitable database technology (e.g., PostgreSQL, MongoDB) for storing user data, preferences, and historical stock data.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Design and implement database schemas to efficiently store and retrieve data.</text:span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Integration: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Integrate third-party APIs for features like real-time stock data retrieval and alerting mechanisms.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Implement authentication and authorization mechanisms for user accounts.</text:span></text:p>
                  </text:list-item>
                </text:list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esting:</text:span></text:p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Conduct unit tests, integration tests, and end-to-end tests to ensure the reliability and functionality of the website.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Perform usability testing to gather feedback from potential users.</text:span></text:p>
                  </text:list-item>
                </text:list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2-obj-Title-and-Content" presentation:presentation-page-layout-name="Master1-PPL2" draw:id="Slide-260">
        <draw:frame draw:id="id72" presentation:style-name="a498" draw:name="Title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Deployment</text:span></text:p>
          </draw:text-box>
          <svg:title/>
          <svg:desc/>
        </draw:frame>
        <draw:frame draw:id="id73" presentation:style-name="a511" draw:name="Content Placeholder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Choose a hosting provider (e.g., AWS, Heroku) for deploying the website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Configure server infrastructure and set up continuous integration/continuous deployment (CI/CD) pipelines for automated deployment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Implement SSL encryption for secure communication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2-obj-Title-and-Content" presentation:presentation-page-layout-name="Master1-PPL2" draw:id="Slide-261">
        <draw:frame draw:id="id74" presentation:style-name="a515" draw:name="Title 1" svg:x="0.91667in" svg:y="0.39931in" svg:width="11.5in" svg:height="1.44965in" presentation:class="title" presentation:placeholder="false">
          <draw:text-box>
            <text:p text:style-name="a514" text:class-names="" text:cond-style-name=""><text:span text:style-name="a513" text:class-names="">Technologies</text:span></text:p>
          </draw:text-box>
          <svg:title/>
          <svg:desc/>
        </draw:frame>
        <draw:frame draw:id="id75" presentation:style-name="a555" draw:name="Content Placeholder 2" svg:x="0.91667in" svg:y="1.99653in" svg:width="11.5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6" text:class-names="">Frontend:</text:span><text:span text:style-name="a517" text:class-names=""><text:s text:c="1"/>JavaScript, React.js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0" text:class-names="">Backend:</text:span><text:span text:style-name="a521" text:class-names=""><text:s text:c="1"/>Python with Django or Flask</text:span></text:p>
              </text:list-item>
            </text:list>
            <text:list text:style-name="a527">
              <text:list-item>
                <text:p text:style-name="a526" text:class-names="" text:cond-style-name=""><text:span text:style-name="a524" text:class-names="">Database:</text:span><text:span text:style-name="a525" text:class-names=""><text:s text:c="1"/>PostgreSQL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8" text:class-names="">APIs:</text:span><text:span text:style-name="a529" text:class-names=""><text:s text:c="1"/>Alpha Vantage API or Yahoo Finance API for stock data retrieval(need to check)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Authentication:</text:span><text:span text:style-name="a533" text:class-names=""><text:s text:c="1"/>JSON Web Tokens (JWT) for user authentication</text:span></text:p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Hosting:</text:span><text:span text:style-name="a537" text:class-names=""><text:s text:c="1"/>server hosting need to be discussed</text:span></text:p>
              </text:list-item>
            </text:list>
            <text:list text:style-name="a543">
              <text:list-item>
                <text:p text:style-name="a542" text:class-names="" text:cond-style-name=""><text:span text:style-name="a540" text:class-names="">Version Control:</text:span><text:span text:style-name="a541" text:class-names=""><text:s text:c="1"/>Git (GitHub)</text:span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Development Tools:</text:span><text:span text:style-name="a545" text:class-names=""><text:s text:c="1"/>Visual Studio Code</text:span></text:p>
              </text:list-item>
            </text:list>
            <text:list text:style-name="a551">
              <text:list-item>
                <text:p text:style-name="a550" text:class-names="" text:cond-style-name=""><text:span text:style-name="a548" text:class-names="">Testing:</text:span><text:span text:style-name="a549" text:class-names=""><text:s text:c="1"/>need to be discussed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-05-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-05-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-05-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-05-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-05-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-05-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-05-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-05-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-05-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8-05-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8-05-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8-05-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ct plan</dc:title>
    <meta:initial-creator>Pavithra Sankar</meta:initial-creator>
    <dc:creator>Pavithra Sankar</dc:creator>
    <meta:creation-date>2024-05-07T17:24:18Z</meta:creation-date>
    <dc:date>2024-05-08T21:09:42Z</dc:date>
    <meta:editing-cycles>1</meta:editing-cycles>
    <meta:editing-duration>PT493S</meta:editing-duration>
    <meta:document-statistic meta:paragraph-count="51" meta:word-count="433"/>
  </office:meta>
</office:document-meta>
</file>